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C586C0" style:font-name="Consolas" style:font-name-asian="Consolas" style:font-name-complex="Consolas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569CD6" style:font-name="Consolas" style:font-name-asian="Consolas" style:font-name-complex="Consolas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style:vertical-align="middle"/>
      <style:text-properties fo:color="#CCCCCC" style:font-name="Consolas" style:font-name-asian="Consolas" style:font-name-complex="Consolas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style:vertical-align="middle"/>
      <style:text-properties fo:color="#9CDCFE" style:font-name="Consolas" style:font-name-asian="Consolas" style:font-name-complex="Consolas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C586C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2" style:family="text" style:parent-style-name="Default">
      <style:text-properties fo:color="#CCCCCC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3" style:family="text" style:parent-style-name="Default">
      <style:text-properties fo:color="#4EC9B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4" style:family="text" style:parent-style-name="Default">
      <style:text-properties fo:color="#569CD6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5" style:family="text" style:parent-style-name="Default">
      <style:text-properties fo:color="#DCDCAA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6" style:family="text" style:parent-style-name="Default">
      <style:text-properties fo:color="#9CDCFE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7" style:family="text" style:parent-style-name="Default">
      <style:text-properties fo:color="#4FC1FF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8" style:family="text" style:parent-style-name="Default">
      <style:text-properties fo:color="#D4D4D4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4.23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4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6368" table:default-cell-style-name="ce1"/>
        <table:table-row table:style-name="ro1">
          <table:table-cell table:number-columns-repeated="3" table:style-name="ce1"/>
          <table:table-cell office:value-type="string" table:number-columns-spanned="4" table:number-rows-spanned="1" table:style-name="ce7">
            <text:p>P4</text:p>
          </table:table-cell>
          <table:covered-table-cell table:number-columns-repeated="3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odules</text:p>
          </table:table-cell>
          <table:table-cell table:number-columns-repeated="5" table:style-name="ce1"/>
          <table:table-cell office:value-type="string" table:style-name="ce1">
            <text:p>class</text:p>
          </table:table-cell>
          <table:table-cell table:number-columns-repeated="2" table:style-name="ce1"/>
          <table:table-cell office:value-type="string" table:style-name="ce1">
            <text:p>init</text:p>
          </table:table-cell>
          <table:table-cell table:number-columns-repeated="4" table:style-name="ce1"/>
          <table:table-cell office:value-type="string" table:style-name="ce1">
            <text:p>method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joueur_controller.py</text:p>
          </table:table-cell>
          <table:table-cell table:style-name="ce1"/>
          <table:table-cell office:value-type="string" table:style-name="ce2">
            <text:p>from<text:span text:style-name="T2"><text:s/></text:span><text:span text:style-name="T3">models</text:span><text:span text:style-name="T2">.</text:span><text:span text:style-name="T3">joueur_model</text:span><text:span text:style-name="T2"><text:s/></text:span>import<text:span text:style-name="T2"><text:s/></text:span><text:span text:style-name="T3">JoueurManager</text:span></text:p>
          </table:table-cell>
          <table:table-cell table:number-columns-repeated="5" table:style-name="ce3"/>
          <table:table-cell office:value-type="string" table:style-name="ce4">
            <text:p>class<text:span text:style-name="T2"><text:s/></text:span><text:span text:style-name="T3">JoueurController</text:span></text:p>
          </table:table-cell>
          <table:table-cell table:number-columns-repeated="2" table:style-name="ce3"/>
          <table:table-cell office:value-type="string" table:style-name="ce5">
            <text:p> <text:span text:style-name="T4">def</text:span><text:s/><text:span text:style-name="T5">__init__</text:span>(<text:span text:style-name="T6">self</text:span>):</text:p>
          </table:table-cell>
          <table:table-cell table:number-columns-repeated="9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config</text:span><text:span text:style-name="T2"><text:s/></text:span>import<text:span text:style-name="T2"><text:s/></text:span><text:span text:style-name="T7">MAX_JOUEURS</text:span></text:p>
          </table:table-cell>
          <table:table-cell table:number-columns-repeated="8" table:style-name="ce3"/>
          <table:table-cell office:value-type="string" table:style-name="ce5">
            <text:p>       <text:s/><text:span text:style-name="T6">self</text:span>.<text:span text:style-name="T6">joueur_manager</text:span><text:s/><text:span text:style-name="T8">=</text:span><text:s/><text:span text:style-name="T3">JoueurManager</text:span>()</text:p>
          </table:table-cell>
          <table:table-cell table:number-columns-repeated="4" table:style-name="ce3"/>
          <table:table-cell office:value-type="string" table:style-name="ce5">
            <text:p><text:span text:style-name="T4">def</text:span><text:s/><text:span text:style-name="T5">ajouter_joueur</text:span>(<text:span text:style-name="T6">self</text:span>,<text:s/><text:span text:style-name="T6">nom</text:span>,<text:s/><text:span text:style-name="T6">prenom</text:span>,<text:s/><text:span text:style-name="T6">date_naissance</text:span>,<text:s/><text:span text:style-name="T6">elo</text:span>)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modifier_joueur</text:span><text:span text:style-name="T2">(</text:span><text:span text:style-name="T6">self</text:span><text:span text:style-name="T2">,<text:s/></text:span><text:span text:style-name="T6">index</text:span><text:span text:style-name="T2">,<text:s/></text:span><text:span text:style-name="T6">nom</text:span><text:span text:style-name="T2">,<text:s/></text:span><text:span text:style-name="T6">prenom</text:span><text:span text:style-name="T2">,<text:s/></text:span><text:span text:style-name="T6">date_naissance</text:span><text:span text:style-name="T2">,<text:s/></text:span><text:span text:style-name="T6">elo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joueur</text:span><text:span text:style-name="T2">(</text:span><text:span text:style-name="T6">self</text:span><text:span text:style-name="T2">,<text:s/></text:span><text:span text:style-name="T6">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number-rows-repeated="2" table:style-name="ro1">
          <table:table-cell table:number-columns-repeated="2" table:style-name="ce1"/>
          <table:table-cell table:number-columns-repeated="19" table:style-name="ce3"/>
          <table:table-cell table:number-columns-repeated="16363"/>
        </table:table-row>
        <table:table-row table:style-name="ro1">
          <table:table-cell office:value-type="string" table:style-name="ce1">
            <text:p>tournoi_controller.py</text:p>
          </table:table-cell>
          <table:table-cell table:style-name="ce1"/>
          <table:table-cell office:value-type="string" table:style-name="ce2">
            <text:p>from<text:span text:style-name="T2"><text:s/></text:span><text:span text:style-name="T3">models</text:span><text:span text:style-name="T2">.</text:span><text:span text:style-name="T3">tournoi_model</text:span><text:span text:style-name="T2"><text:s/></text:span>import<text:span text:style-name="T2"><text:s/></text:span><text:span text:style-name="T3">TournoiManager</text:span></text:p>
          </table:table-cell>
          <table:table-cell table:number-columns-repeated="5" table:style-name="ce3"/>
          <table:table-cell office:value-type="string" table:style-name="ce4">
            <text:p>class<text:span text:style-name="T2"><text:s/></text:span><text:span text:style-name="T3">TournoiController</text:span></text:p>
          </table:table-cell>
          <table:table-cell table:number-columns-repeated="2" table:style-name="ce3"/>
          <table:table-cell office:value-type="string" table:style-name="ce5">
            <text:p> <text:span text:style-name="T4">def</text:span><text:s/><text:span text:style-name="T5">__init__</text:span>(<text:span text:style-name="T6">self</text:span>):</text:p>
          </table:table-cell>
          <table:table-cell table:number-columns-repeated="4" table:style-name="ce3"/>
          <table:table-cell office:value-type="string" table:style-name="ce4">
            <text:p>def<text:span text:style-name="T2"><text:s/></text:span><text:span text:style-name="T5">ajouter_tournoi</text:span><text:span text:style-name="T2">(</text:span><text:span text:style-name="T6">self</text:span><text:span text:style-name="T2">,<text:s/></text:span><text:span text:style-name="T6">nom</text:span><text:span text:style-name="T2">,<text:s/></text:span><text:span text:style-name="T6">date_debut</text:span><text:span text:style-name="T2">,<text:s/></text:span><text:span text:style-name="T6">date_fin</text:span><text:span text:style-name="T2">,<text:s/></text:span><text:span text:style-name="T6">nb_max_joueurs</text:span><text:span text:style-name="T2">,<text:s/></text:span><text:span text:style-name="T6">nb_rondes</text:span><text:span text:style-name="T2">,<text:s/></text:span><text:span text:style-name="T6">type_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9" table:style-name="ce3"/>
          <table:table-cell office:value-type="string" table:style-name="ce5">
            <text:p>       <text:s/><text:span text:style-name="T6">self</text:span>.<text:span text:style-name="T6">tournoi_manager</text:span><text:s/><text:span text:style-name="T8">=</text:span><text:s/><text:span text:style-name="T3">TournoiManager</text:span>()</text:p>
          </table:table-cell>
          <table:table-cell table:number-columns-repeated="4" table:style-name="ce3"/>
          <table:table-cell office:value-type="string" table:style-name="ce4">
            <text:p>def<text:span text:style-name="T2"><text:s/></text:span><text:span text:style-name="T5">modifier_tournoi</text:span><text:span text:style-name="T2">(</text:span><text:span text:style-name="T6">self</text:span><text:span text:style-name="T2">,<text:s/></text:span><text:span text:style-name="T6">index</text:span><text:span text:style-name="T2">,<text:s/></text:span><text:span text:style-name="T6">nom</text:span><text:span text:style-name="T8">=</text:span>None<text:span text:style-name="T2">,<text:s/></text:span><text:span text:style-name="T6">date_debut</text:span><text:span text:style-name="T8">=</text:span>None<text:span text:style-name="T2">,<text:s/></text:span><text:span text:style-name="T6">date_fin</text:span><text:span text:style-name="T8">=</text:span>None<text:span text:style-name="T2">,<text:s/></text:span><text:span text:style-name="T6">nb_max_joueurs</text:span><text:span text:style-name="T8">=</text:span>None<text:span text:style-name="T2">,<text:s/></text:span><text:span text:style-name="T6">nb_rondes</text:span><text:span text:style-name="T8">=</text:span>None<text:span text:style-name="T2">,<text:s/></text:span><text:span text:style-name="T6">type_tournoi</text:span><text:span text:style-name="T8">=</text:span>None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tournoi</text:span><text:span text:style-name="T2">(</text:span><text:span text:style-name="T6">self</text:span><text:span text:style-name="T2">,<text:s/></text:span><text:span text:style-name="T6">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jouter_joueurs_au_tournoi</text:span><text:span text:style-name="T2">(</text:span><text:span text:style-name="T6">self</text:span><text:span text:style-name="T2">,<text:s/></text:span><text:span text:style-name="T6">tournoi_index</text:span><text:span text:style-name="T2">,<text:s/></text:span><text:span text:style-name="T6">joueurs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joueur_du_tournoi</text:span><text:span text:style-name="T2">(</text:span><text:span text:style-name="T6">self</text:span><text:span text:style-name="T2">,<text:s/></text:span><text:span text:style-name="T6">tournoi_index</text:span><text:span text:style-name="T2">,<text:s/></text:span><text:span text:style-name="T6">joueur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obtenir_tournoi_par_index</text:span><text:span text:style-name="T2">(</text:span><text:span text:style-name="T6">self</text:span><text:span text:style-name="T2">,<text:s/></text:span><text:span text:style-name="T6">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creer_tour</text:span><text:span text:style-name="T2">(</text:span><text:span text:style-name="T6">self</text:span><text:span text:style-name="T2">,<text:s/></text:span><text:span text:style-name="T6">index_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5">
            <text:p><text:span text:style-name="T4">def</text:span><text:s/><text:span text:style-name="T5">appariement_tour</text:span>(<text:span text:style-name="T6">self</text:span>,<text:s/><text:span text:style-name="T6">index_tournoi</text:span>)</text:p>
          </table:table-cell>
          <table:table-cell table:number-columns-repeated="4" table:style-name="ce3"/>
          <table:table-cell table:number-columns-repeated="16363"/>
        </table:table-row>
        <table:table-row table:number-rows-repeated="3" table:style-name="ro1">
          <table:table-cell table:number-columns-repeated="2" table:style-name="ce1"/>
          <table:table-cell table:number-columns-repeated="19" table:style-name="ce3"/>
          <table:table-cell table:number-columns-repeated="16363"/>
        </table:table-row>
        <table:table-row table:style-name="ro1">
          <table:table-cell office:value-type="string" table:style-name="ce1">
            <text:p>joueur_model.py</text:p>
          </table:table-cell>
          <table:table-cell table:style-name="ce1"/>
          <table:table-cell office:value-type="string" table:style-name="ce2">
            <text:p>import<text:span text:style-name="T2"><text:s/></text:span><text:span text:style-name="T3">json</text:span></text:p>
          </table:table-cell>
          <table:table-cell table:number-columns-repeated="5" table:style-name="ce3"/>
          <table:table-cell office:value-type="string" table:style-name="ce4">
            <text:p>class<text:span text:style-name="T2"><text:s/></text:span><text:span text:style-name="T3">Joueur</text:span></text:p>
          </table:table-cell>
          <table:table-cell table:number-columns-repeated="2" table:style-name="ce3"/>
          <table:table-cell office:value-type="string" table:style-name="ce4">
            <text:p>def<text:span text:style-name="T2"><text:s/></text:span><text:span text:style-name="T5">__init__</text:span><text:span text:style-name="T2">(</text:span><text:span text:style-name="T6">self</text:span><text:span text:style-name="T2">,<text:s/></text:span><text:span text:style-name="T6">index</text:span><text:span text:style-name="T2">,<text:s/></text:span><text:span text:style-name="T6">nom</text:span><text:span text:style-name="T2">:<text:s/></text:span><text:span text:style-name="T3">str</text:span><text:span text:style-name="T2">,<text:s/></text:span><text:span text:style-name="T6">prenom</text:span><text:span text:style-name="T2">:<text:s/></text:span><text:span text:style-name="T3">str</text:span><text:span text:style-name="T2">,<text:s/></text:span><text:span text:style-name="T6">date_naissance</text:span><text:span text:style-name="T2">:<text:s/></text:span><text:span text:style-name="T3">datetime</text:span><text:span text:style-name="T2">.</text:span><text:span text:style-name="T3">date</text:span><text:span text:style-name="T2">,<text:s/></text:span><text:span text:style-name="T6">elo</text:span><text:span text:style-name="T2">:<text:s/></text:span><text:span text:style-name="T3">int</text:span><text:span text:style-name="T2">)</text:span></text:p>
          </table:table-cell>
          <table:table-cell table:number-columns-repeated="9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import<text:span text:style-name="T2"><text:s/></text:span><text:span text:style-name="T3">os</text:span></text:p>
          </table:table-cell>
          <table:table-cell table:number-columns-repeated="8" table:style-name="ce3"/>
          <table:table-cell office:value-type="string" table:style-name="ce5">
            <text:p><text:span text:style-name="T4">def</text:span><text:s/><text:span text:style-name="T5">__eq__</text:span>(<text:span text:style-name="T6">self</text:span>,<text:s/><text:span text:style-name="T6">other</text:span>)</text:p>
          </table:table-cell>
          <table:table-cell table:number-columns-repeated="9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import<text:span text:style-name="T2"><text:s/></text:span><text:span text:style-name="T3">datetime</text:span></text:p>
          </table:table-cell>
          <table:table-cell table:number-columns-repeated="8" table:style-name="ce3"/>
          <table:table-cell office:value-type="string" table:style-name="ce4">
            <text:p>def<text:span text:style-name="T2"><text:s/></text:span><text:span text:style-name="T5">__str__</text:span><text:span text:style-name="T2">(</text:span><text:span text:style-name="T6">self</text:span><text:span text:style-name="T2">)</text:span></text:p>
          </table:table-cell>
          <table:table-cell table:number-columns-repeated="9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config</text:span><text:span text:style-name="T2"><text:s/></text:span>import<text:span text:style-name="T2"><text:s/></text:span><text:span text:style-name="T7">MAX_JOUEURS</text:span></text:p>
          </table:table-cell>
          <table:table-cell table:number-columns-repeated="18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typing</text:span><text:span text:style-name="T2"><text:s/></text:span>import<text:span text:style-name="T2"><text:s/></text:span><text:span text:style-name="T3">Optional</text:span></text:p>
          </table:table-cell>
          <table:table-cell table:number-columns-repeated="18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6" table:style-name="ce3"/>
          <table:table-cell office:value-type="string" table:style-name="ce4">
            <text:p>class<text:span text:style-name="T2"><text:s/></text:span><text:span text:style-name="T3">JoueurManager</text:span></text:p>
          </table:table-cell>
          <table:table-cell table:number-columns-repeated="2" table:style-name="ce3"/>
          <table:table-cell office:value-type="string" table:style-name="ce4">
            <text:p>def<text:span text:style-name="T2"><text:s/></text:span><text:span text:style-name="T5">__init__</text:span><text:span text:style-name="T2">(</text:span><text:span text:style-name="T6">self</text:span></text:p>
          </table:table-cell>
          <table:table-cell table:number-columns-repeated="4" table:style-name="ce3"/>
          <table:table-cell office:value-type="string" table:style-name="ce5">
            <text:p><text:span text:style-name="T4">def</text:span><text:s/><text:span text:style-name="T5">charger_joueurs</text:span>(<text:span text:style-name="T6">self</text:span>)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auvegarder_joueur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jouter_joueur</text:span><text:span text:style-name="T2">(</text:span><text:span text:style-name="T6">self</text:span><text:span text:style-name="T2">,<text:s/></text:span><text:span text:style-name="T6">nom</text:span><text:span text:style-name="T2">,<text:s/></text:span><text:span text:style-name="T6">prenom</text:span><text:span text:style-name="T2">,<text:s/></text:span><text:span text:style-name="T6">date_naissance</text:span><text:span text:style-name="T2">,<text:s/></text:span><text:span text:style-name="T6">elo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modifier_joueur</text:span><text:span text:style-name="T2">(</text:span><text:span text:style-name="T6">self</text:span><text:span text:style-name="T2">,<text:s/></text:span><text:span text:style-name="T6">index</text:span><text:span text:style-name="T2">,<text:s/></text:span><text:span text:style-name="T6">nom</text:span><text:span text:style-name="T2">,<text:s/></text:span><text:span text:style-name="T6">prenom</text:span><text:span text:style-name="T2">,<text:s/></text:span><text:span text:style-name="T6">date_naissance</text:span><text:span text:style-name="T2">,<text:s/></text:span><text:span text:style-name="T6">elo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joueur</text:span><text:span text:style-name="T2">(</text:span><text:span text:style-name="T6">self</text:span><text:span text:style-name="T2">,<text:s/></text:span><text:span text:style-name="T6">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trouver_joueur_par_details</text:span><text:span text:style-name="T2">(</text:span><text:span text:style-name="T6">self</text:span><text:span text:style-name="T2">,<text:s/></text:span><text:span text:style-name="T6">nom</text:span><text:span text:style-name="T2">:<text:s/></text:span><text:span text:style-name="T3">str</text:span><text:span text:style-name="T2">,<text:s/></text:span><text:span text:style-name="T6">prenom</text:span><text:span text:style-name="T2">:<text:s/></text:span><text:span text:style-name="T3">str</text:span><text:span text:style-name="T2">,<text:s/></text:span><text:span text:style-name="T6">date_naissance</text:span><text:span text:style-name="T2">:<text:s/></text:span><text:span text:style-name="T3">datetime</text:span><text:span text:style-name="T2">.</text:span><text:span text:style-name="T3">date</text:span><text:span text:style-name="T2">) -&gt;<text:s/></text:span><text:span text:style-name="T3">Optional</text:span><text:span text:style-name="T2">[</text:span><text:span text:style-name="T3">Joueur</text:span><text:span text:style-name="T2">]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5">
            <text:p><text:span text:style-name="T4">def</text:span><text:s/><text:span text:style-name="T5">convertir_joueur_vers_dict</text:span>(<text:span text:style-name="T6">self</text:span>,<text:s/><text:span text:style-name="T6">joueur</text:span>)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convertir_dict_vers_joueur</text:span><text:span text:style-name="T2">(</text:span><text:span text:style-name="T6">self</text:span><text:span text:style-name="T2">,<text:s/></text:span><text:span text:style-name="T6">data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9" table:style-name="ce3"/>
          <table:table-cell table:number-columns-repeated="16363"/>
        </table:table-row>
        <table:table-row table:style-name="ro1">
          <table:table-cell office:value-type="string" table:style-name="ce1">
            <text:p>tournoi_model.py</text:p>
          </table:table-cell>
          <table:table-cell table:style-name="ce1"/>
          <table:table-cell office:value-type="string" table:style-name="ce2">
            <text:p>import<text:span text:style-name="T2"><text:s/></text:span><text:span text:style-name="T3">json</text:span></text:p>
          </table:table-cell>
          <table:table-cell table:number-columns-repeated="5" table:style-name="ce3"/>
          <table:table-cell office:value-type="string" table:style-name="ce4">
            <text:p>class<text:span text:style-name="T2"><text:s/></text:span><text:span text:style-name="T3">Tournoi</text:span></text:p>
          </table:table-cell>
          <table:table-cell table:number-columns-repeated="2" table:style-name="ce3"/>
          <table:table-cell office:value-type="string" table:style-name="ce4">
            <text:p>def<text:span text:style-name="T2"><text:s/></text:span><text:span text:style-name="T5">__init__</text:span><text:span text:style-name="T2">(</text:span><text:span text:style-name="T6">self</text:span><text:span text:style-name="T2">,<text:s/></text:span><text:span text:style-name="T6">index</text:span><text:span text:style-name="T2">,<text:s/></text:span><text:span text:style-name="T6">nom</text:span><text:span text:style-name="T2">,<text:s/></text:span><text:span text:style-name="T6">date_debut</text:span><text:span text:style-name="T2">,<text:s/></text:span><text:span text:style-name="T6">date_fin</text:span><text:span text:style-name="T2">,<text:s/></text:span><text:span text:style-name="T6">nb_max_joueurs</text:span><text:span text:style-name="T2">,<text:s/></text:span><text:span text:style-name="T6">nb_rondes</text:span><text:span text:style-name="T2">,<text:s/></text:span><text:span text:style-name="T6">type_tournoi</text:span><text:span text:style-name="T2">,<text:s/></text:span><text:span text:style-name="T6">joueurs</text:span><text:span text:style-name="T8">=</text:span>None<text:span text:style-name="T2">)</text:span></text:p>
          </table:table-cell>
          <table:table-cell table:number-columns-repeated="4" table:style-name="ce3"/>
          <table:table-cell office:value-type="string" table:style-name="ce4">
            <text:p>def<text:span text:style-name="T2"><text:s/></text:span><text:span text:style-name="T5">generer_donnees_json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import<text:span text:style-name="T2"><text:s/></text:span><text:span text:style-name="T3">os</text:span></text:p>
          </table:table-cell>
          <table:table-cell table:number-columns-repeated="13" table:style-name="ce3"/>
          <table:table-cell office:value-type="string" table:style-name="ce4">
            <text:p>def<text:span text:style-name="T2"><text:s/></text:span><text:span text:style-name="T5">creer_fichier_json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import<text:span text:style-name="T2"><text:s/></text:span><text:span text:style-name="T3">random</text:span></text:p>
          </table:table-cell>
          <table:table-cell table:number-columns-repeated="13" table:style-name="ce3"/>
          <table:table-cell office:value-type="string" table:style-name="ce4">
            <text:p>def<text:span text:style-name="T2"><text:s/></text:span><text:span text:style-name="T5">mise_a_jour_fichier_json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typing</text:span><text:span text:style-name="T2"><text:s/></text:span>import<text:span text:style-name="T2"><text:s/></text:span><text:span text:style-name="T6">List</text:span></text:p>
          </table:table-cell>
          <table:table-cell table:number-columns-repeated="13" table:style-name="ce3"/>
          <table:table-cell office:value-type="string" table:style-name="ce4">
            <text:p>def<text:span text:style-name="T2"><text:s/></text:span><text:span text:style-name="T5">ajouter_joueurs</text:span><text:span text:style-name="T2">(</text:span><text:span text:style-name="T6">self</text:span><text:span text:style-name="T2">,<text:s/></text:span><text:span text:style-name="T6">joueurs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models</text:span><text:span text:style-name="T2">.</text:span><text:span text:style-name="T3">joueur_model</text:span><text:span text:style-name="T2"><text:s/></text:span>import<text:span text:style-name="T2"><text:s/></text:span><text:span text:style-name="T3">Joueur</text:span></text:p>
          </table:table-cell>
          <table:table-cell table:number-columns-repeated="13" table:style-name="ce3"/>
          <table:table-cell office:value-type="string" table:style-name="ce5">
            <text:p><text:span text:style-name="T4">def</text:span><text:s/><text:span text:style-name="T5">supprimer_joueur</text:span>(<text:span text:style-name="T6">self</text:span>,<text:s/><text:span text:style-name="T6">joueur</text:span>)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import<text:span text:style-name="T2"><text:s/></text:span><text:span text:style-name="T3">datetime</text:span></text:p>
          </table:table-cell>
          <table:table-cell table:number-columns-repeated="13" table:style-name="ce3"/>
          <table:table-cell office:value-type="string" table:style-name="ce4">
            <text:p>def<text:span text:style-name="T2"><text:s/></text:span><text:span text:style-name="T5">charger_joueur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auvegarder_joueur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creer_tour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number-rows-repeated="2" table:style-name="ro1">
          <table:table-cell table:number-columns-repeated="2" table:style-name="ce1"/>
          <table:table-cell table:number-columns-repeated="19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6" table:style-name="ce3"/>
          <table:table-cell office:value-type="string" table:style-name="ce4">
            <text:p>class<text:span text:style-name="T2"><text:s/></text:span><text:span text:style-name="T3">Tour</text:span></text:p>
          </table:table-cell>
          <table:table-cell table:number-columns-repeated="2" table:style-name="ce3"/>
          <table:table-cell office:value-type="string" table:style-name="ce4">
            <text:p>def<text:span text:style-name="T2"><text:s/></text:span><text:span text:style-name="T5">__init__</text:span><text:span text:style-name="T2">(</text:span><text:span text:style-name="T6">self</text:span><text:span text:style-name="T2">,<text:s/></text:span><text:span text:style-name="T6">numero</text:span><text:span text:style-name="T2">,<text:s/></text:span><text:span text:style-name="T6">date</text:span><text:span text:style-name="T2">,<text:s/></text:span><text:span text:style-name="T6">statut</text:span><text:span text:style-name="T2">)</text:span></text:p>
          </table:table-cell>
          <table:table-cell table:number-columns-repeated="4" table:style-name="ce3"/>
          <table:table-cell office:value-type="string" table:style-name="ce4">
            <text:p>def<text:span text:style-name="T2"><text:s/></text:span><text:span text:style-name="T5">appariement_tour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number-rows-repeated="2" table:style-name="ro1">
          <table:table-cell table:number-columns-repeated="2" table:style-name="ce1"/>
          <table:table-cell table:number-columns-repeated="19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6" table:style-name="ce3"/>
          <table:table-cell office:value-type="string" table:style-name="ce4">
            <text:p>class<text:span text:style-name="T2"><text:s/></text:span><text:span text:style-name="T3">TournoiManager</text:span></text:p>
          </table:table-cell>
          <table:table-cell table:number-columns-repeated="2" table:style-name="ce3"/>
          <table:table-cell office:value-type="string" table:style-name="ce4">
            <text:p>def<text:span text:style-name="T2"><text:s/></text:span><text:span text:style-name="T5">__init__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office:value-type="string" table:style-name="ce4">
            <text:p>def<text:span text:style-name="T2"><text:s/></text:span><text:span text:style-name="T5">charger_tournoi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auvegarder_tournoi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jouter_tournoi</text:span><text:span text:style-name="T2">(</text:span><text:span text:style-name="T6">self</text:span><text:span text:style-name="T2">,<text:s/></text:span><text:span text:style-name="T6">nom</text:span><text:span text:style-name="T2">,<text:s/></text:span><text:span text:style-name="T6">date_debut</text:span><text:span text:style-name="T2">,<text:s/></text:span><text:span text:style-name="T6">date_fin</text:span><text:span text:style-name="T2">,<text:s/></text:span><text:span text:style-name="T6">nb_max_joueurs</text:span><text:span text:style-name="T2">,<text:s/></text:span><text:span text:style-name="T6">nb_rondes</text:span><text:span text:style-name="T2">,<text:s/></text:span><text:span text:style-name="T6">type_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5">
            <text:p><text:span text:style-name="T4">def</text:span><text:s/><text:span text:style-name="T5">modifier_tournoi</text:span>(<text:span text:style-name="T6">self</text:span>,<text:s/><text:span text:style-name="T6">index</text:span>,<text:s/><text:span text:style-name="T6">nom</text:span><text:span text:style-name="T8">=</text:span><text:span text:style-name="T4">None</text:span>,<text:s/><text:span text:style-name="T6">date_debut</text:span><text:span text:style-name="T8">=</text:span><text:span text:style-name="T4">None</text:span>,<text:s/><text:span text:style-name="T6">date_fin</text:span><text:span text:style-name="T8">=</text:span><text:span text:style-name="T4">None</text:span>,<text:s/><text:span text:style-name="T6">nb_max_joueurs</text:span><text:span text:style-name="T8">=</text:span><text:span text:style-name="T4">None</text:span>,<text:s/><text:span text:style-name="T6">nb_rondes</text:span><text:span text:style-name="T8">=</text:span><text:span text:style-name="T4">None</text:span>,<text:s/><text:span text:style-name="T6">type_tournoi</text:span><text:span text:style-name="T8">=</text:span><text:span text:style-name="T4">None</text:span>):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5">
            <text:p><text:span text:style-name="T4">def</text:span><text:s/><text:span text:style-name="T5">supprimer_tournoi</text:span>(<text:span text:style-name="T6">self</text:span>,<text:s/><text:span text:style-name="T6">index</text:span>)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joueur_du_tournoi</text:span><text:span text:style-name="T2">(</text:span><text:span text:style-name="T6">self</text:span><text:span text:style-name="T2">,<text:s/></text:span><text:span text:style-name="T6">tournoi_index</text:span><text:span text:style-name="T2">,<text:s/></text:span><text:span text:style-name="T6">joueur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jouter_joueurs_au_tournoi</text:span><text:span text:style-name="T2">(</text:span><text:span text:style-name="T6">self</text:span><text:span text:style-name="T2">,<text:s/></text:span><text:span text:style-name="T6">tournoi_index</text:span><text:span text:style-name="T2">,<text:s/></text:span><text:span text:style-name="T6">joueurs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convertir_dict_vers_tournoi</text:span><text:span text:style-name="T2">(</text:span><text:span text:style-name="T6">self</text:span><text:span text:style-name="T2">,<text:s/></text:span><text:span text:style-name="T6">data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charger_joueurs_par_index</text:span><text:span text:style-name="T2">(</text:span><text:span text:style-name="T6">self</text:span><text:span text:style-name="T2">,<text:s/></text:span><text:span text:style-name="T6">joueurs_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convertir_tournoi_vers_dict</text:span><text:span text:style-name="T2">(</text:span><text:span text:style-name="T6">self</text:span><text:span text:style-name="T2">,<text:s/></text:span><text:span text:style-name="T6">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trouver_tournoi_par_index</text:span><text:span text:style-name="T2">(</text:span><text:span text:style-name="T6">self</text:span><text:span text:style-name="T2">,<text:s/></text:span><text:span text:style-name="T6">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number-rows-repeated="4" table:style-name="ro1">
          <table:table-cell table:number-columns-repeated="2" table:style-name="ce1"/>
          <table:table-cell table:number-columns-repeated="19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5">
            <text:p> <text:span text:style-name="T4">def</text:span><text:s/><text:span text:style-name="T5">afficher_menu</text:span>(<text:span text:style-name="T6">self</text:span>)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office:value-type="string" table:style-name="ce1">
            <text:p>joueur_vue.py</text:p>
          </table:table-cell>
          <table:table-cell table:style-name="ce1"/>
          <table:table-cell office:value-type="string" table:style-name="ce2">
            <text:p>from<text:span text:style-name="T2"><text:s/></text:span><text:span text:style-name="T3">models</text:span><text:span text:style-name="T2">.</text:span><text:span text:style-name="T3">joueur_model</text:span><text:span text:style-name="T2"><text:s/></text:span>import<text:span text:style-name="T2"><text:s/></text:span><text:span text:style-name="T3">Joueur</text:span><text:span text:style-name="T2">,<text:s/></text:span><text:span text:style-name="T3">JoueurManager</text:span></text:p>
          </table:table-cell>
          <table:table-cell table:number-columns-repeated="5" table:style-name="ce3"/>
          <table:table-cell office:value-type="string" table:style-name="ce4">
            <text:p>class<text:span text:style-name="T2"><text:s/></text:span><text:span text:style-name="T3">JoueurVue</text:span></text:p>
          </table:table-cell>
          <table:table-cell table:number-columns-repeated="2" table:style-name="ce3"/>
          <table:table-cell office:value-type="string" table:style-name="ce4">
            <text:p>def<text:span text:style-name="T2"><text:s/></text:span><text:span text:style-name="T5">__init__</text:span><text:span text:style-name="T2">(</text:span><text:span text:style-name="T6">self</text:span><text:span text:style-name="T2">,<text:s/></text:span><text:span text:style-name="T6">gestion_joueur</text:span><text:span text:style-name="T2">)</text:span></text:p>
          </table:table-cell>
          <table:table-cell table:number-columns-repeated="4" table:style-name="ce3"/>
          <table:table-cell office:value-type="string" table:style-name="ce4">
            <text:p>def<text:span text:style-name="T2"><text:s/></text:span><text:span text:style-name="T5">saisir_joueur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controllers</text:span><text:span text:style-name="T2">.</text:span><text:span text:style-name="T3">joueur_controller</text:span><text:span text:style-name="T2"><text:s/></text:span>import<text:span text:style-name="T2"><text:s/></text:span><text:span text:style-name="T3">JoueurController</text:span></text:p>
          </table:table-cell>
          <table:table-cell table:number-columns-repeated="13" table:style-name="ce3"/>
          <table:table-cell office:value-type="string" table:style-name="ce4">
            <text:p>def<text:span text:style-name="T2"><text:s/></text:span><text:span text:style-name="T5">modifier_joueur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import<text:span text:style-name="T2"><text:s/></text:span><text:span text:style-name="T3">datetime</text:span></text:p>
          </table:table-cell>
          <table:table-cell table:number-columns-repeated="13" table:style-name="ce3"/>
          <table:table-cell office:value-type="string" table:style-name="ce4">
            <text:p>def<text:span text:style-name="T2"><text:s/></text:span><text:span text:style-name="T5">afficher_joueur</text:span><text:span text:style-name="T2">(</text:span><text:span text:style-name="T6">self</text:span><text:span text:style-name="T2">,<text:s/></text:span><text:span text:style-name="T6">joueur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config</text:span><text:span text:style-name="T2"><text:s/></text:span>import<text:span text:style-name="T2"><text:s/></text:span><text:span text:style-name="T7">MAX_JOUEURS</text:span></text:p>
          </table:table-cell>
          <table:table-cell table:number-columns-repeated="13" table:style-name="ce3"/>
          <table:table-cell office:value-type="string" table:style-name="ce4">
            <text:p>def<text:span text:style-name="T2"><text:s/></text:span><text:span text:style-name="T5">afficher_liste_joueur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aisir_index_joueur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aisir_joueur_detail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joueur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fficher_details_joueur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number-rows-repeated="2" table:style-name="ro1">
          <table:table-cell table:number-columns-repeated="2" table:style-name="ce1"/>
          <table:table-cell table:number-columns-repeated="19" table:style-name="ce3"/>
          <table:table-cell table:number-columns-repeated="16363"/>
        </table:table-row>
        <table:table-row table:style-name="ro1">
          <table:table-cell office:value-type="string" table:style-name="ce1">
            <text:p>tournoi_vue.py</text:p>
          </table:table-cell>
          <table:table-cell table:style-name="ce1"/>
          <table:table-cell office:value-type="string" table:style-name="ce2">
            <text:p>import<text:span text:style-name="T2"><text:s/></text:span><text:span text:style-name="T3">datetime</text:span></text:p>
          </table:table-cell>
          <table:table-cell table:number-columns-repeated="18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import<text:span text:style-name="T2"><text:s/></text:span><text:span text:style-name="T3">re</text:span></text:p>
          </table:table-cell>
          <table:table-cell table:number-columns-repeated="18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controllers</text:span><text:span text:style-name="T2">.</text:span><text:span text:style-name="T3">tournoi_controller</text:span><text:span text:style-name="T2"><text:s/></text:span>import<text:span text:style-name="T2"><text:s/></text:span><text:span text:style-name="T3">TournoiController</text:span></text:p>
          </table:table-cell>
          <table:table-cell table:number-columns-repeated="5" table:style-name="ce3"/>
          <table:table-cell office:value-type="string" table:style-name="ce4">
            <text:p>class<text:span text:style-name="T2"><text:s/></text:span><text:span text:style-name="T3">TournoiVue</text:span></text:p>
          </table:table-cell>
          <table:table-cell table:number-columns-repeated="2" table:style-name="ce3"/>
          <table:table-cell office:value-type="string" table:style-name="ce4">
            <text:p>def<text:span text:style-name="T2"><text:s/></text:span><text:span text:style-name="T5">__init__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office:value-type="string" table:style-name="ce4">
            <text:p>def<text:span text:style-name="T2"><text:s/></text:span><text:span text:style-name="T5">afficher_menu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2">
            <text:p>from<text:span text:style-name="T2"><text:s/></text:span><text:span text:style-name="T3">models</text:span><text:span text:style-name="T2">.</text:span><text:span text:style-name="T3">joueur_model</text:span><text:span text:style-name="T2"><text:s/></text:span>import<text:span text:style-name="T2"><text:s/></text:span><text:span text:style-name="T3">JoueurManager</text:span></text:p>
          </table:table-cell>
          <table:table-cell table:number-columns-repeated="9" table:style-name="ce3"/>
          <table:table-cell office:value-type="string" table:style-name="ce6">
            <text:p>self<text:span text:style-name="T2">.</text:span>tournoi_controller<text:span text:style-name="T2"><text:s/></text:span><text:span text:style-name="T8">=</text:span><text:span text:style-name="T2"><text:s/></text:span><text:span text:style-name="T3">TournoiController</text:span><text:span text:style-name="T2">()</text:span></text:p>
          </table:table-cell>
          <table:table-cell table:number-columns-repeated="3" table:style-name="ce3"/>
          <table:table-cell office:value-type="string" table:style-name="ce4">
            <text:p>def<text:span text:style-name="T2"><text:s/></text:span><text:span text:style-name="T5">saisir_tournoi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0" table:style-name="ce3"/>
          <table:table-cell office:value-type="string" table:style-name="ce5">
            <text:p><text:span text:style-name="T6">self</text:span>.<text:span text:style-name="T6">joueur_manager</text:span><text:s/><text:span text:style-name="T8">=</text:span><text:s/><text:span text:style-name="T3">JoueurManager</text:span>()</text:p>
          </table:table-cell>
          <table:table-cell table:number-columns-repeated="3" table:style-name="ce3"/>
          <table:table-cell office:value-type="string" table:style-name="ce4">
            <text:p>def<text:span text:style-name="T2"><text:s/></text:span><text:span text:style-name="T5">valider_format_date</text:span><text:span text:style-name="T2">(</text:span><text:span text:style-name="T6">date_str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modifier_tournoi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tournoi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fficher_liste_tournois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5">
            <text:p><text:span text:style-name="T4">def</text:span><text:s/><text:span text:style-name="T5">saisir_index_tournoi</text:span>(<text:span text:style-name="T6">self</text:span>)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aisir_joueurs_participants</text:span><text:span text:style-name="T2">(</text:span><text:span text:style-name="T6">self</text:span><text:span text:style-name="T2">,<text:s/></text:span><text:span text:style-name="T6">tournoi_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fficher_details_tournoi</text:span><text:span text:style-name="T2">(</text:span><text:span text:style-name="T6">self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4">
            <text:p>def<text:span text:style-name="T2"><text:s/></text:span><text:span text:style-name="T5">supprimer_joueur_tournoi</text:span><text:span text:style-name="T2">(</text:span><text:span text:style-name="T6">self</text:span><text:span text:style-name="T2">,<text:s/></text:span><text:span text:style-name="T6">tournoi_index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4">
            <text:p>def<text:span text:style-name="T2"><text:s/></text:span><text:span text:style-name="T5">creer_tour</text:span><text:span text:style-name="T2">(</text:span><text:span text:style-name="T6">self</text:span><text:span text:style-name="T2">,<text:s/></text:span><text:span text:style-name="T6">index_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ppariement_tour</text:span><text:span text:style-name="T2">(</text:span><text:span text:style-name="T6">self</text:span><text:span text:style-name="T2">,<text:s/></text:span><text:span text:style-name="T6">index_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fficher_resultats_tour</text:span><text:span text:style-name="T2">(</text:span><text:span text:style-name="T6">self</text:span><text:span text:style-name="T2">,<text:s/></text:span><text:span text:style-name="T6">index_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style-name="ro1">
          <table:table-cell table:number-columns-repeated="2"/>
          <table:table-cell table:number-columns-repeated="14" table:style-name="ce3"/>
          <table:table-cell office:value-type="string" table:style-name="ce4">
            <text:p>def<text:span text:style-name="T2"><text:s/></text:span><text:span text:style-name="T5">afficher_classement_tour</text:span><text:span text:style-name="T2">(</text:span><text:span text:style-name="T6">self</text:span><text:span text:style-name="T2">,<text:s/></text:span><text:span text:style-name="T6">index_tournoi</text:span><text:span text:style-name="T2">)</text:span></text:p>
          </table:table-cell>
          <table:table-cell table:number-columns-repeated="4" table:style-name="ce3"/>
          <table:table-cell table:number-columns-repeated="16363"/>
        </table:table-row>
        <table:table-row table:number-rows-repeated="4" table:style-name="ro1">
          <table:table-cell table:number-columns-repeated="2"/>
          <table:table-cell table:number-columns-repeated="19" table:style-name="ce3"/>
          <table:table-cell table:number-columns-repeated="16363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francis ramaroson</meta:initial-creator>
    <dc:creator>francis ramaroson</dc:creator>
    <meta:creation-date>2024-05-17T19:38:47Z</meta:creation-date>
    <dc:date>2024-06-06T08:40:12Z</dc:date>
  </office:meta>
</office:document-meta>
</file>